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fe412" officeooo:paragraph-rsid="001fe412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fe412" officeooo:paragraph-rsid="001fe412" style:font-size-asian="17.5pt" style:font-size-complex="20pt"/>
    </style:style>
    <style:style style:name="P3" style:family="paragraph" style:parent-style-name="Standard">
      <style:paragraph-properties fo:text-align="end" style:justify-single-word="false"/>
      <style:text-properties fo:font-size="20pt" fo:font-style="italic" officeooo:rsid="001fe412" officeooo:paragraph-rsid="001fe412" style:font-size-asian="17.5pt" style:font-style-asian="italic" style:font-size-complex="20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20pt" fo:font-style="italic" officeooo:rsid="001fe412" officeooo:paragraph-rsid="001fe412" style:font-size-asian="17.5pt" style:font-style-asian="italic" style:font-size-complex="20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36pt" fo:font-weight="bold" officeooo:rsid="001fe412" officeooo:paragraph-rsid="001fe412" style:font-size-asian="36pt" style:font-weight-asian="bold" style:font-size-complex="3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officeooo:rsid="001fe412" officeooo:paragraph-rsid="001fe412" style:font-size-asian="24pt" style:font-size-complex="24pt"/>
    </style:style>
    <style:style style:name="P7" style:family="paragraph" style:parent-style-name="Standard">
      <style:text-properties fo:font-size="15pt" officeooo:rsid="0026b7fd" officeooo:paragraph-rsid="0026b7fd" style:font-size-asian="13.1000003814697pt" style:font-size-complex="15pt"/>
    </style:style>
    <style:style style:name="P8" style:family="paragraph" style:parent-style-name="Standard">
      <style:text-properties fo:font-size="15pt" officeooo:rsid="00283379" officeooo:paragraph-rsid="00283379" style:font-size-asian="13.1000003814697pt" style:font-size-complex="15pt"/>
    </style:style>
    <style:style style:name="P9" style:family="paragraph" style:parent-style-name="Standard" style:list-style-name="L1">
      <style:text-properties fo:font-size="20pt" officeooo:rsid="001fe412" officeooo:paragraph-rsid="001fe412" style:font-size-asian="17.5pt" style:font-size-complex="20pt"/>
    </style:style>
    <style:style style:name="P10" style:family="paragraph" style:parent-style-name="Standard" style:list-style-name="L2">
      <style:text-properties fo:font-size="20pt" officeooo:rsid="001fe412" officeooo:paragraph-rsid="001fe412" style:font-size-asian="17.5pt" style:font-size-complex="20pt"/>
    </style:style>
    <style:style style:name="P11" style:family="paragraph" style:parent-style-name="Standard" style:list-style-name="L3">
      <style:text-properties fo:font-size="20pt" officeooo:rsid="001fe412" officeooo:paragraph-rsid="001fe412" style:font-size-asian="17.5pt" style:font-size-complex="20pt"/>
    </style:style>
    <style:style style:name="P12" style:family="paragraph" style:parent-style-name="Standard" style:list-style-name="L4">
      <style:text-properties fo:font-size="20pt" officeooo:rsid="001fe412" officeooo:paragraph-rsid="001fe412" style:font-size-asian="17.5pt" style:font-size-complex="20pt"/>
    </style:style>
    <style:style style:name="P13" style:family="paragraph" style:parent-style-name="Standard" style:list-style-name="L5">
      <style:text-properties fo:font-size="20pt" officeooo:rsid="001fe412" officeooo:paragraph-rsid="001fe412" style:font-size-asian="17.5pt" style:font-size-complex="20pt"/>
    </style:style>
    <style:style style:name="P14" style:family="paragraph" style:parent-style-name="Standard" style:list-style-name="L6">
      <style:text-properties fo:font-size="20pt" officeooo:rsid="001fe412" officeooo:paragraph-rsid="001fe412" style:font-size-asian="17.5pt" style:font-size-complex="20pt"/>
    </style:style>
    <style:style style:name="P15" style:family="paragraph" style:parent-style-name="Standard" style:list-style-name="L7">
      <style:text-properties fo:font-size="20pt" officeooo:rsid="001fe412" officeooo:paragraph-rsid="001fe412" style:font-size-asian="17.5pt" style:font-size-complex="20pt"/>
    </style:style>
    <style:style style:name="P16" style:family="paragraph" style:parent-style-name="Standard">
      <style:text-properties style:text-position="0% 100%" fo:font-size="15pt" officeooo:rsid="0027438f" officeooo:paragraph-rsid="0026b7fd" style:font-size-asian="13.1000003814697pt" style:font-size-complex="15pt"/>
    </style:style>
    <style:style style:name="P17" style:family="paragraph" style:parent-style-name="Standard">
      <style:text-properties style:text-position="0% 100%" fo:font-size="15pt" officeooo:rsid="0026b7fd" officeooo:paragraph-rsid="0026b7fd" style:font-size-asian="13.1000003814697pt" style:font-size-complex="15pt"/>
    </style:style>
    <style:style style:name="P18" style:family="paragraph" style:parent-style-name="Standard">
      <style:text-properties fo:font-size="14pt" officeooo:rsid="0026b7fd" officeooo:paragraph-rsid="0027438f" style:font-size-asian="12.25pt" style:font-size-complex="14pt"/>
    </style:style>
    <style:style style:name="P19" style:family="paragraph" style:parent-style-name="Standard">
      <style:text-properties officeooo:paragraph-rsid="002d314e"/>
    </style:style>
    <style:style style:name="P20" style:family="paragraph" style:parent-style-name="Standard">
      <style:text-properties style:font-name="Liberation Serif" fo:font-size="14pt" officeooo:paragraph-rsid="002d314e" style:font-size-asian="14pt" style:font-size-complex="14pt"/>
    </style:style>
    <style:style style:name="P21" style:family="paragraph" style:parent-style-name="Text_20_body">
      <style:text-properties style:font-name="Liberation Serif" fo:font-size="14pt" style:font-size-asian="14pt" style:font-size-complex="14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27438f"/>
    </style:style>
    <style:style style:name="T4" style:family="text">
      <style:text-properties style:text-position="0% 100%" officeooo:rsid="002a2957"/>
    </style:style>
    <style:style style:name="T5" style:family="text">
      <style:text-properties style:text-position="0% 100%" fo:font-weight="bold" officeooo:rsid="0027438f" style:font-weight-asian="bold" style:font-weight-complex="bold"/>
    </style:style>
    <style:style style:name="T6" style:family="text">
      <style:text-properties style:text-position="0% 100%" fo:font-weight="normal" officeooo:rsid="0027438f" style:font-weight-asian="normal" style:font-weight-complex="normal"/>
    </style:style>
    <style:style style:name="T7" style:family="text">
      <style:text-properties style:text-position="0% 100%" officeooo:rsid="002a76ab"/>
    </style:style>
    <style:style style:name="T8" style:family="text">
      <style:text-properties fo:font-size="14pt" officeooo:rsid="0026b7fd" style:font-size-asian="12.25pt" style:font-size-complex="14pt"/>
    </style:style>
    <style:style style:name="T9" style:family="text">
      <style:text-properties style:font-name="Liberation Serif" fo:font-size="14pt" style:font-size-asian="14pt" style:font-size-complex="14pt"/>
    </style:style>
    <style:style style:name="T10" style:family="text">
      <style:text-properties style:font-name="Liberation Serif" fo:font-size="14pt" officeooo:rsid="0026b7fd" style:font-size-asian="14pt" style:font-size-complex="14pt"/>
    </style:style>
    <style:style style:name="T11" style:family="text">
      <style:text-properties style:font-name="Liberation Serif" fo:font-size="14pt" officeooo:rsid="0027438f" style:font-size-asian="14pt" style:font-size-complex="14pt"/>
    </style:style>
    <style:style style:name="T12" style:family="text">
      <style:text-properties style:font-name="Liberation Serif" officeooo:rsid="0027438f"/>
    </style:style>
    <style:style style:name="T13" style:family="text">
      <style:text-properties style:font-name="Liberation Serif" officeooo:rsid="0026b7fd"/>
    </style:style>
    <style:style style:name="T14" style:family="text">
      <style:text-properties officeooo:rsid="0026b7fd"/>
    </style:style>
    <style:style style:name="T15" style:family="text">
      <style:text-properties officeooo:rsid="0027438f"/>
    </style:style>
    <style:style style:name="T16" style:family="text">
      <style:text-properties officeooo:rsid="002d31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>03.11.2019</text:p>
      <text:p text:style-name="P1"/>
      <text:p text:style-name="P1"/>
      <text:p text:style-name="P1"/>
      <text:p text:style-name="P1"/>
      <text:p text:style-name="P1"/>
      <text:p text:style-name="P5">Obliczenia Naukowe</text:p>
      <text:p text:style-name="P2"/>
      <text:p text:style-name="P2"/>
      <text:p text:style-name="P2"/>
      <text:p text:style-name="P2"/>
      <text:p text:style-name="P6">Lista Nr 2( Laboratorium)</text:p>
      <text:p text:style-name="P2"/>
      <text:p text:style-name="P2"/>
      <text:p text:style-name="P2"/>
      <text:p text:style-name="P2"/>
      <text:p text:style-name="P2"/>
      <text:p text:style-name="P4">Piotr Popi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1602911100" text:style-name="L1">
        <text:list-item>
          <text:p text:style-name="P9">Zadanie 1</text:p>
        </text:list-item>
      </text:list>
      <text:p text:style-name="P1"/>
      <text:list xml:id="list1254417827" text:style-name="L2">
        <text:list-item>
          <text:p text:style-name="P10">Opis problemu.</text:p>
        </text:list-item>
      </text:list>
      <text:p text:style-name="P7"><text:tab/>Celem jest ponowne eksperymentalne zbadanie problemu różności rozwiązań iloczynu skalarnego dwóch wektorów. Tym razem <text:s/>usuwamy osatnie znaczące cyfry współrzędnych x<text:span text:style-name="T1">4 </text:span><text:span text:style-name="T2">oraz x</text:span><text:span text:style-name="T1">5 </text:span><text:span text:style-name="T2">odpowiednio 9 i 7. </text:span><text:span text:style-name="T7">Problem należy sprawdzić</text:span><text:span text:style-name="T3"> dla pojedynczej i podwójnej precyzji.</text:span></text:p>
      <text:p text:style-name="P16"/>
      <text:p text:style-name="P8"><text:span text:style-name="T3">@</text:span><text:span text:style-name="T4">After</text:span></text:p>
      <text:p text:style-name="P7"><text:span text:style-name="T3">x=[2.718281828, (-3.141592654), 1.414213562,</text:span><text:span text:style-name="T5">0.5772156649</text:span><text:span text:style-name="T6">,</text:span><text:span text:style-name="T5">0.3010299957</text:span><text:span text:style-name="T3">]</text:span></text:p>
      <text:p text:style-name="P16">y=[1486.2497,878366.9879, (-22.37492),4773714.647,0.000185049]</text:p>
      <text:p text:style-name="P16"/>
      <text:p text:style-name="P8"><text:span text:style-name="T3">@</text:span><text:span text:style-name="T4">Before</text:span></text:p>
      <text:p text:style-name="P7"><text:span text:style-name="T3">x=[2.718281828, (-3.141592654), 1.414213562,</text:span><text:span text:style-name="T5">0.577215664</text:span><text:span text:style-name="T3">,</text:span><text:span text:style-name="T5">0.301029995</text:span><text:span text:style-name="T3">]</text:span></text:p>
      <text:p text:style-name="P16">y=[1486.2497,878366.9879, (-22.37492),4773714.647,0.000185049]</text:p>
      <text:p text:style-name="P17"/>
      <text:list xml:id="list180010271612118" text:continue-numbering="true" text:style-name="L2">
        <text:list-item>
          <text:p text:style-name="P10">Rozwiązanie problemu.</text:p>
        </text:list-item>
      </text:list>
      <text:p text:style-name="P19"><text:span text:style-name="T8">Ponowne przepuszczenie zmienionych danych przez algorytmy :</text:span></text:p>
      <text:p text:style-name="P19"><text:span text:style-name="T8"/></text:p>
      <text:p text:style-name="P20"><text:span text:style-name="T16">(a) "w przód"</text:span></text:p>
      <text:p text:style-name="P21">(b) "w tył"</text:p>
      <text:p text:style-name="P21">(c) od największego do najmniejszego (dodaj dodatnie liczby w porządku od największegodo najmniejszego, dodaj ujemne liczby w porządku od najmniejszego do największego,a następnie daj do siebie obliczone sumy częściowe)</text:p>
      <text:p text:style-name="P21">(d) od najmniejszego do największego (przeciwnie do metody (c))</text:p>
      <text:p text:style-name="P20"><text:span text:style-name="T14"><text:s/>zaimplementowane w zadaniu nr 5 listy nr 1 oraz porównanie i analiza otrzymanych wyników.</text:span></text:p>
      <text:p text:style-name="P18"/>
      <text:list xml:id="list180009806156316" text:continue-numbering="true" text:style-name="L2">
        <text:list-item>
          <text:p text:style-name="P10">Wyniki.</text:p>
        </text:list-item>
      </text:list>
      <text:p text:style-name="P1"/>
      <text:list xml:id="list180009477013845" text:continue-numbering="true" text:style-name="L2">
        <text:list-item>
          <text:p text:style-name="P10">Wnioski.</text:p>
        </text:list-item>
      </text:list>
      <text:p text:style-name="P1"/>
      <text:list xml:id="list180010987426260" text:continue-list="list1602911100" text:style-name="L1">
        <text:list-item>
          <text:p text:style-name="P9">Zadanie 2</text:p>
        </text:list-item>
      </text:list>
      <text:list xml:id="list332882449" text:style-name="L3">
        <text:list-item>
          <text:p text:style-name="P11">Opis problemu.</text:p>
        </text:list-item>
        <text:list-item>
          <text:p text:style-name="P11">Rozwiązanie problemu.</text:p>
        </text:list-item>
        <text:list-item>
          <text:p text:style-name="P11"><text:soft-page-break/>Wyniki.</text:p>
        </text:list-item>
        <text:list-item>
          <text:p text:style-name="P11">Wnioski.</text:p>
        </text:list-item>
      </text:list>
      <text:p text:style-name="P1"/>
      <text:list xml:id="list180009853432986" text:continue-list="list180010987426260" text:style-name="L1">
        <text:list-item>
          <text:p text:style-name="P9">Zadanie 3</text:p>
        </text:list-item>
      </text:list>
      <text:list xml:id="list4024818542" text:style-name="L4">
        <text:list-item>
          <text:p text:style-name="P12">Opis problemu.</text:p>
        </text:list-item>
        <text:list-item>
          <text:p text:style-name="P12">Rozwiązanie problemu.</text:p>
        </text:list-item>
        <text:list-item>
          <text:p text:style-name="P12">Wyniki.</text:p>
        </text:list-item>
        <text:list-item>
          <text:p text:style-name="P12">Wnioski.</text:p>
        </text:list-item>
      </text:list>
      <text:p text:style-name="P1"/>
      <text:list xml:id="list180009734427752" text:continue-list="list180009853432986" text:style-name="L1">
        <text:list-item>
          <text:p text:style-name="P9">Zadanie 4</text:p>
        </text:list-item>
      </text:list>
      <text:list xml:id="list779261970" text:style-name="L5">
        <text:list-item>
          <text:p text:style-name="P13">Opis problemu.</text:p>
        </text:list-item>
        <text:list-item>
          <text:p text:style-name="P13">Rozwiązanie problemu.</text:p>
        </text:list-item>
        <text:list-item>
          <text:p text:style-name="P13">Wyniki.</text:p>
        </text:list-item>
        <text:list-item>
          <text:p text:style-name="P13">Wnioski.</text:p>
        </text:list-item>
      </text:list>
      <text:p text:style-name="P1"/>
      <text:list xml:id="list180010828507103" text:continue-list="list180009734427752" text:style-name="L1">
        <text:list-item>
          <text:p text:style-name="P9">Zadanie 5</text:p>
        </text:list-item>
      </text:list>
      <text:list xml:id="list473697836" text:style-name="L6">
        <text:list-item>
          <text:p text:style-name="P14">Opis problemu.</text:p>
        </text:list-item>
        <text:list-item>
          <text:p text:style-name="P14">Rozwiązanie problemu.</text:p>
        </text:list-item>
        <text:list-item>
          <text:p text:style-name="P14">Wyniki.</text:p>
        </text:list-item>
        <text:list-item>
          <text:p text:style-name="P14">Wnioski.</text:p>
        </text:list-item>
      </text:list>
      <text:p text:style-name="P1"/>
      <text:list xml:id="list180010437861202" text:continue-list="list180010828507103" text:style-name="L1">
        <text:list-item>
          <text:p text:style-name="P9">Zadanie 6</text:p>
        </text:list-item>
      </text:list>
      <text:list xml:id="list3205572983" text:style-name="L7">
        <text:list-item>
          <text:p text:style-name="P15">Opis problemu.</text:p>
        </text:list-item>
        <text:list-item>
          <text:p text:style-name="P15">Rozwiązanie problemu.</text:p>
        </text:list-item>
        <text:list-item>
          <text:p text:style-name="P15">Wyniki.</text:p>
        </text:list-item>
        <text:list-item>
          <text:p text:style-name="P15">Wniosk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6pt" style:font-size-asian="14pt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4:19:23.950831982</meta:creation-date>
    <meta:editing-duration>PT13M12S</meta:editing-duration>
    <meta:editing-cycles>6</meta:editing-cycles>
    <meta:generator>LibreOffice/6.2.7.1$Linux_X86_64 LibreOffice_project/20$Build-1</meta:generator>
    <dc:date>2019-11-03T18:00:09.136261551</dc:date>
    <meta:document-statistic meta:table-count="0" meta:image-count="0" meta:object-count="0" meta:page-count="3" meta:paragraph-count="47" meta:word-count="198" meta:character-count="1459" meta:non-whitespace-character-count="1335"/>
  </office:meta>
</office:document-meta>
</file>